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a6ea" officeooo:paragraph-rsid="001ca6ea"/>
    </style:style>
    <style:style style:name="P2" style:family="paragraph" style:parent-style-name="Standard">
      <style:text-properties officeooo:rsid="001ca6ea" officeooo:paragraph-rsid="001ca6ea"/>
    </style:style>
    <style:style style:name="P3" style:family="paragraph" style:parent-style-name="Standard">
      <style:text-properties officeooo:rsid="001ca6ea" officeooo:paragraph-rsid="001ea37f"/>
    </style:style>
    <style:style style:name="T1" style:family="text">
      <style:text-properties officeooo:rsid="001ea3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Placeholder Paragraph</text:p>
      <text:p text:style-name="P1">Second Placeholder Paragraph</text:p>
      <text:p text:style-name="P3"><text:span text:style-name="T1">Third</text:span> Placeholder Paragraph</text:p>
      <text:p text:style-name="P3"><text:span text:style-name="T1">Fourth</text:span> Placeholder Paragraph</text:p>
      <text:p text:style-name="P3"><text:span text:style-name="T1">Fifth</text:span> Placeholder Paragrap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</meta:initial-creator>
    <meta:creation-date>2014-07-03T03:50:14.354501225</meta:creation-date>
    <dc:date>2014-07-03T03:57:43.301505866</dc:date>
    <dc:creator>evan </dc:creator>
    <meta:editing-duration>P0D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5" meta:word-count="15" meta:character-count="137" meta:non-whitespace-character-count="127"/>
  </office:meta>
</office:document-meta>
</file>